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9.968cm" fo:min-width="19.718cm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marker-start="Arrow" draw:marker-start-width="0.203cm" draw:marker-end="Arrow" draw:marker-end-width="0.203cm" draw:fill="solid" draw:fill-color="#729fcf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0.3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6.477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508cm" svg:height="0.508cm" svg:x="9.498cm" svg:y="1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08cm" svg:height="0.508cm" svg:x="10.287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.206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3.303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5.842cm" svg:y="1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3.843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13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51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129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2.954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9.55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4.826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60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9.43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361cm" svg:y1="9.932cm" svg:x2="9.932cm" svg:y2="10.415cm" draw:start-shape="id1" draw:start-glue-point="7" draw:end-shape="id2" draw:end-glue-point="11" svg:d="M10361 9932l-429 483" svg:viewBox="0 0 430 4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22:57:43.014278564</meta:creation-date>
    <dc:date>2016-10-16T00:19:21.844713249</dc:date>
    <dc:creator>and </dc:creator>
    <meta:editing-duration>PT49M44S</meta:editing-duration>
    <meta:editing-cycles>2</meta:editing-cycles>
    <meta:generator>LibreOffice/5.0.6.2$Linux_X86_64 LibreOffice_project/00m0$Build-2</meta:generator>
    <meta:document-statistic meta:object-count="17"/>
  </office:meta>
</office:document-meta>
</file>